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Standard" style:family="paragraph">
      <style:text-properties style:font-name="Times New Roman" style:font-name-complex="Times New Roman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text-properties style:font-name="Times New Roman" style:font-name-complex="Times New Roman"/>
    </style:style>
    <style:style style:name="P5" style:parent-style-name="Standard" style:family="paragraph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9" style:parent-style-name="PlainText" style:family="paragraph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T1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1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2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27" style:parent-style-name="PlainText" style:family="paragraph">
      <style:paragraph-properties fo:text-indent="0.5in"/>
      <style:text-properties style:font-name="Times New Roman" style:font-name-complex="Times New Roman" fo:font-size="12pt" style:font-size-asian="12pt" style:font-size-complex="12pt"/>
    </style:style>
    <style:style style:name="P2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3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4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5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6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8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9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10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10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102" style:parent-style-name="PlainText" style:family="paragraph">
      <style:text-properties style:font-name="Times New Roman" style:font-name-complex="Times New Roman"/>
    </style:style>
    <style:style style:name="P103" style:parent-style-name="PlainText" style:family="paragraph">
      <style:text-properties style:font-name="Times New Roman" style:font-name-complex="Times New Roman"/>
    </style:style>
    <style:style style:name="P104" style:parent-style-name="PlainText" style:family="paragraph">
      <style:text-properties style:font-name="Times New Roman" style:font-name-complex="Times New Roman"/>
    </style:style>
    <style:style style:name="P105" style:parent-style-name="PlainText" style:family="paragraph">
      <style:text-properties style:font-name="Times New Roman" style:font-name-complex="Times New Roman"/>
    </style:style>
    <style:style style:name="P106" style:parent-style-name="PlainText" style:family="paragraph">
      <style:text-properties style:font-name="Times New Roman" style:font-name-complex="Times New Roman"/>
    </style:style>
    <style:style style:name="P107" style:parent-style-name="PlainText" style:family="paragraph">
      <style:text-properties style:font-name="Times New Roman" style:font-name-complex="Times New Roman"/>
    </style:style>
    <style:style style:name="P108" style:parent-style-name="PlainText" style:family="paragraph">
      <style:text-properties style:font-name="Times New Roman" style:font-name-complex="Times New Roman"/>
    </style:style>
    <style:style style:name="P109" style:parent-style-name="Standard" style:family="paragraph">
      <style:text-properties style:font-name="Times New Roman" style:font-name-complex="Times New Roman"/>
    </style:style>
    <style:style style:name="P11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paragraph-properties fo:text-indent="0.4923in"/>
      <style:text-properties style:font-name="Times New Roman" style:font-name-complex="Times New Roman" fo:font-weight="bold" style:font-weight-asian="bold"/>
    </style:style>
    <style:style style:name="P113" style:parent-style-name="Standard" style:list-style-name="LFO1" style:family="paragraph">
      <style:text-properties style:font-name="Times New Roman" style:font-name-complex="Times New Roman"/>
    </style:style>
    <style:style style:name="P114" style:parent-style-name="Standard" style:family="paragraph">
      <style:text-properties style:font-name="Times New Roman" style:font-name-complex="Times New Roman"/>
    </style:style>
    <style:style style:name="P11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text-indent="0.4923in"/>
      <style:text-properties style:font-name="Times New Roman" style:font-name-complex="Times New Roman" fo:font-weight="bold" style:font-weight-asian="bold"/>
    </style:style>
    <style:style style:name="P117" style:parent-style-name="Standard" style:list-style-name="LFO1" style:family="paragraph">
      <style:text-properties style:font-name="Times New Roman" style:font-name-complex="Times New Roman"/>
    </style:style>
    <style:style style:name="P118" style:parent-style-name="Standard" style:family="paragraph">
      <style:paragraph-properties fo:text-indent="0.4923in"/>
      <style:text-properties style:font-name="Times New Roman" style:font-name-complex="Times New Roman" fo:font-weight="bold" style:font-weight-asian="bold"/>
    </style:style>
    <style:style style:name="P119" style:parent-style-name="Standard" style:list-style-name="LFO1" style:family="paragraph">
      <style:text-properties style:font-name="Times New Roman" style:font-name-complex="Times New Roman"/>
    </style:style>
    <style:style style:name="P12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paragraph-properties fo:text-indent="0.4923in"/>
      <style:text-properties style:font-name="Times New Roman" style:font-name-complex="Times New Roman" fo:font-weight="bold" style:font-weight-asian="bold"/>
    </style:style>
    <style:style style:name="P122" style:parent-style-name="Standard" style:list-style-name="LFO1" style:family="paragraph">
      <style:text-properties style:font-name="Times New Roman" style:font-name-complex="Times New Roman"/>
    </style:style>
    <style:style style:name="P123" style:parent-style-name="Standard" style:family="paragraph">
      <style:paragraph-properties fo:text-indent="0.4923in"/>
      <style:text-properties style:font-name="Times New Roman" style:font-name-complex="Times New Roman" fo:font-weight="bold" style:font-weight-asian="bold"/>
    </style:style>
    <style:style style:name="P124" style:parent-style-name="Standard" style:list-style-name="LFO1" style:family="paragraph">
      <style:text-properties style:font-name="Times New Roman" style:font-name-complex="Times New Roman"/>
    </style:style>
    <style:style style:name="P125" style:parent-style-name="Standard" style:family="paragraph">
      <style:text-properties style:font-name="Times New Roman" style:font-name-complex="Times New Roman"/>
    </style:style>
    <style:style style:name="P12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paragraph-properties fo:text-indent="0.4923in"/>
      <style:text-properties style:font-name="Times New Roman" style:font-name-complex="Times New Roman" fo:font-weight="bold" style:font-weight-asian="bold"/>
    </style:style>
    <style:style style:name="P128" style:parent-style-name="Standard" style:list-style-name="LFO1" style:family="paragraph">
      <style:text-properties style:font-name="Times New Roman" style:font-name-complex="Times New Roman"/>
    </style:style>
    <style:style style:name="P129" style:parent-style-name="Standard" style:family="paragraph">
      <style:text-properties style:font-name="Times New Roman" style:font-name-complex="Times New Roman"/>
    </style:style>
    <style:style style:name="P13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paragraph-properties fo:text-indent="0.4923in"/>
      <style:text-properties style:font-name="Times New Roman" style:font-name-complex="Times New Roman" fo:font-weight="bold" style:font-weight-asian="bold"/>
    </style:style>
    <style:style style:name="P132" style:parent-style-name="Standard" style:list-style-name="LFO1" style:family="paragraph">
      <style:text-properties style:font-name="Times New Roman" style:font-name-complex="Times New Roman"/>
    </style:style>
    <style:style style:name="P133" style:parent-style-name="Standard" style:family="paragraph">
      <style:text-properties style:font-name="Times New Roman" style:font-name-complex="Times New Roman"/>
    </style:style>
    <style:style style:name="P13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paragraph-properties fo:text-indent="0.4923in"/>
      <style:text-properties style:font-name="Times New Roman" style:font-name-complex="Times New Roman" fo:font-weight="bold" style:font-weight-asian="bold"/>
    </style:style>
    <style:style style:name="P136" style:parent-style-name="Standard" style:list-style-name="LFO1" style:family="paragraph">
      <style:text-properties style:font-name="Times New Roman" style:font-name-complex="Times New Roman"/>
    </style:style>
    <style:style style:name="P137" style:parent-style-name="Standard" style:family="paragraph">
      <style:paragraph-properties fo:text-indent="0.4923in"/>
    </style:style>
    <style:style style:name="T138" style:parent-style-name="DefaultParagraphFont" style:family="text">
      <style:text-properties style:font-name="Times New Roman" style:font-name-complex="Times New Roman" fo:font-weight="bold" style:font-weight-asian="bold"/>
    </style:style>
  </office:automatic-styles>
  <office:body>
    <office:text text:use-soft-page-breaks="true">
      <text:p text:style-name="P1">James Palmer</text:p>
      <text:p text:style-name="P2">Body BMI<text:s/></text:p>
      <text:p text:style-name="P3">CS 496</text:p>
      <text:p text:style-name="P4">8/18/2017</text:p>
      <text:p text:style-name="P5"/>
      <text:p text:style-name="P6"/>
      <text:p text:style-name="P7">Android RESTFUL API Documentation and Notes</text:p>
      <text:p text:style-name="P8"/>
      <text:p text:style-name="P9">BMI Pinch Notes-</text:p>
      <text:p text:style-name="P10"/>
      <text:p text:style-name="P11">How to test your BMI</text:p>
      <text:p text:style-name="P12">Testing Methods:</text:p>
      <text:p text:style-name="PlainText"><text:a xlink:href="https://www.nerdfitness.com/blog/body-fat-percentage/" office:target-frame-name="_top" xlink:show="replace"><text:span text:style-name="T13">https://www.nerdfitness.com/blog/body-fat-percentage/</text:span></text:a><text:span text:style-name="T14"><text:tab/></text:span></text:p>
      <text:p text:style-name="P15">Steve</text:p>
      <text:p text:style-name="P16"><text:tab/><text:tab/>3 site test</text:p>
      <text:p text:style-name="P17"><text:tab/><text:tab/>Men</text:p>
      <text:p text:style-name="P18"><text:tab/><text:tab/><text:tab/>Chest</text:p>
      <text:p text:style-name="P19"><text:tab/><text:tab/><text:tab/>Abdominal</text:p>
      <text:p text:style-name="P20"><text:tab/><text:tab/><text:tab/>Thigh</text:p>
      <text:p text:style-name="P21"><text:tab/><text:tab/>Women</text:p>
      <text:p text:style-name="P22"><text:tab/><text:tab/><text:tab/>Tricep</text:p>
      <text:p text:style-name="P23"><text:tab/><text:tab/><text:tab/>Suprailliac</text:p>
      <text:p text:style-name="P24"><text:tab/><text:tab/><text:tab/>Thigh</text:p>
      <text:p text:style-name="P25"/>
      <text:p text:style-name="P26"/>
      <text:p text:style-name="P27">Calculating Body Density For men, the body density formula is as follows: Body Density = 1.10938 – (0.0008267 x the sum of the chest, thigh and abdomen skin folds in mm) + (0.0000016 x square of the sum of chest, abdomen and thigh) - (0.0002574 x age). For women, the body density formula is as follows: Body Density = 1.0994921 - (0.0009929 x sum of thigh, triceps and suprailiac skin folds) + (0.0000023 x square of the sum of thigh, triceps and suprailiac skin folds) - (0.0001392 x age in years).</text:p>
      <text:p text:style-name="P28">To calculate body fat percentage, divide 495 by the body density, then subtract 450 and multiply by 100 (Kasch).</text:p>
      <text:p text:style-name="P29"/>
      <text:p text:style-name="P30">BMI</text:p>
      <text:p text:style-name="P31"><text:tab/>Weight</text:p>
      <text:p text:style-name="P32"><text:tab/>Height</text:p>
      <text:p text:style-name="P33"/>
      <text:p text:style-name="P34">Jackson and Pollock</text:p>
      <text:p text:style-name="P35"><text:tab/>7 site test</text:p>
      <text:p text:style-name="P36"><text:tab/><text:tab/>Chest</text:p>
      <text:p text:style-name="P37"><text:tab/><text:tab/>Abdominal</text:p>
      <text:p text:style-name="P38"><text:tab/><text:tab/>Thigh</text:p>
      <text:p text:style-name="P39"><text:tab/><text:tab/>Tricep</text:p>
      <text:p text:style-name="P40"><text:tab/><text:tab/>Subscapular</text:p>
      <text:p text:style-name="P41"><text:tab/><text:tab/>Suprailiac</text:p>
      <text:p text:style-name="P42"><text:tab/><text:tab/>Midaxillary</text:p>
      <text:p text:style-name="P43"><text:tab/>Calculation</text:p>
      <text:p text:style-name="P44"><text:tab/><text:tab/>http://www.free-online-calculator-use.com/skin-fold-test.html</text:p>
      <text:p text:style-name="P45"/>
      <text:p text:style-name="P46">Waist Circumference</text:p>
      <text:p text:style-name="P47">Waist to Hip Ratio</text:p>
      <text:p text:style-name="P48"><text:tab/>http://www.healthstatus.com/calculate/waist-to-hip-ratio</text:p>
      <text:p text:style-name="P49"/>
      <text:p text:style-name="P50">Sloan Equation</text:p>
      <text:p text:style-name="P51"><text:tab/>Males</text:p>
      <text:p text:style-name="P52"><text:tab/><text:tab/>Body Density = 1.1043 - (0.001327 x thigh skinfold in mm) - (0.00131 x subscapular skinfold in mm), based on a sample aged 18-26.<text:s/></text:p>
      <text:p text:style-name="P53"><text:tab/>Females</text:p>
      <text:p text:style-name="P54"><text:tab/><text:tab/>Body Density = 1.0764 - (0.0008 x iliac crest skinfold in mm) - (0.00088 x tricep skinfold in mm), based on a sample aged 17-25.<text:s/></text:p>
      <text:p text:style-name="P55"><text:tab/>Body Fat %</text:p>
      <text:p text:style-name="P56"><text:tab/><text:tab/>% Body Fat = (495 / Body Density) - 450.</text:p>
      <text:p text:style-name="P57"/>
      <text:p text:style-name="P58">Durnin and Womersly</text:p>
      <text:p text:style-name="P59"><text:tab/>http://www.topendsports.com/testing/density-durnin-womersley.htm</text:p>
      <text:p text:style-name="P60"><text:tab/>Tricep</text:p>
      <text:p text:style-name="P61"><text:tab/>Bicep</text:p>
      <text:p text:style-name="P62"><text:tab/>Subscapular</text:p>
      <text:p text:style-name="P63"><text:tab/>Suprailiac</text:p>
      <text:p text:style-name="P64"><text:tab/>Density</text:p>
      <text:p text:style-name="P65"><text:tab/><text:tab/>see chart</text:p>
      <text:p text:style-name="P66"/>
      <text:p text:style-name="P67">Parillo Method</text:p>
      <text:p text:style-name="P68"><text:tab/>% Body Fat = (Sum of 9 sites x 27) divided by bodyweight (lbs) where sum of skinfold sites is in mm, body weight in lbs.</text:p>
      <text:p text:style-name="P69"><text:tab/>Sites</text:p>
      <text:p text:style-name="P70"><text:tab/><text:tab/>Chest</text:p>
      <text:p text:style-name="P71"><text:tab/><text:tab/>Abdominal</text:p>
      <text:p text:style-name="P72"><text:tab/><text:tab/>Thigh</text:p>
      <text:p text:style-name="P73"><text:tab/><text:tab/>Bicep</text:p>
      <text:p text:style-name="P74"><text:tab/><text:tab/>Tricep</text:p>
      <text:p text:style-name="P75"><text:tab/><text:tab/>Subscapular</text:p>
      <text:p text:style-name="P76"><text:tab/><text:tab/>Suprailiac</text:p>
      <text:p text:style-name="P77"><text:tab/><text:tab/>Lower Back</text:p>
      <text:p text:style-name="P78"><text:tab/><text:tab/>Calf</text:p>
      <text:p text:style-name="P79"/>
      <text:p text:style-name="P80">Yuhasz Method</text:p>
      <text:p text:style-name="P81"><text:tab/>Males 1 = (.1051 * sum of skinfolds) + 2.585</text:p>
      <text:p text:style-name="P82"><text:tab/><text:tab/>Triceps</text:p>
      <text:p text:style-name="P83"><text:tab/><text:tab/>Subscapular</text:p>
      <text:p text:style-name="P84"><text:tab/><text:tab/>Supraspinale</text:p>
      <text:p text:style-name="P85"><text:tab/><text:tab/>Abdominal</text:p>
      <text:p text:style-name="P86"><text:tab/><text:tab/>Thigh</text:p>
      <text:p text:style-name="P87"><text:tab/><text:tab/>Calf</text:p>
      <text:p text:style-name="P88"><text:tab/>Males 2 = (.097 x sum of skinfolds) + 3.64</text:p>
      <text:p text:style-name="P89"><text:tab/><text:tab/>Chest</text:p>
      <text:p text:style-name="P90"><text:tab/><text:tab/>Tricepts</text:p>
      <text:soft-page-break/>
      <text:p text:style-name="P91"><text:tab/><text:tab/>Subscapular</text:p>
      <text:p text:style-name="P92"><text:tab/><text:tab/>Suprailiac</text:p>
      <text:p text:style-name="P93"><text:tab/><text:tab/>Abdominal</text:p>
      <text:p text:style-name="P94"><text:tab/><text:tab/>Thigh</text:p>
      <text:p text:style-name="P95"><text:tab/>Females = (.1548 * sum of skinfolds) + 3.580</text:p>
      <text:p text:style-name="P96"><text:tab/><text:tab/>Triceps</text:p>
      <text:p text:style-name="P97"><text:tab/><text:tab/>Subscapular</text:p>
      <text:p text:style-name="P98"><text:tab/><text:tab/>Supraspinale</text:p>
      <text:p text:style-name="P99"><text:tab/><text:tab/>Abdominal</text:p>
      <text:p text:style-name="P100"><text:tab/><text:tab/>Thigh</text:p>
      <text:p text:style-name="P101"><text:tab/><text:tab/>Calf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URL’s-</text:p>
      <text:p text:style-name="P111"/>
      <text:p text:style-name="P112">POST</text:p>
      <text:list text:style-name="LFO1" text:continue-numbering="true">
        <text:list-item>
          <text:p text:style-name="P113">Initially adds user to database</text:p>
        </text:list-item>
      </text:list>
      <text:p text:style-name="P114"/>
      <text:p text:style-name="P115">/measurements/{{user_id}}</text:p>
      <text:p text:style-name="P116">POST</text:p>
      <text:list text:style-name="LFO1" text:continue-numbering="true">
        <text:list-item>
          <text:p text:style-name="P117">Add circumference measurements to<text:s/>user</text:p>
        </text:list-item>
      </text:list>
      <text:p text:style-name="P118">GET</text:p>
      <text:list text:style-name="LFO1" text:continue-numbering="true">
        <text:list-item>
          <text:p text:style-name="P119">Get last posted circumference measurement</text:p>
        </text:list-item>
      </text:list>
      <text:p text:style-name="P120">/pinchtest/{{pinch_id}}</text:p>
      <text:p text:style-name="P121">GET</text:p>
      <text:list text:style-name="LFO1" text:continue-numbering="true">
        <text:list-item>
          <text:p text:style-name="P122">Get specific pinch/body fat measurement from API</text:p>
        </text:list-item>
      </text:list>
      <text:p text:style-name="P123">PUT</text:p>
      <text:list text:style-name="LFO1" text:continue-numbering="true">
        <text:list-item>
          <text:p text:style-name="P124">Edit specific pinch/body fat measurement on API</text:p>
        </text:list-item>
      </text:list>
      <text:p text:style-name="P125"/>
      <text:p text:style-name="P126">/pinchtest/{{user_id}}</text:p>
      <text:p text:style-name="P127">POST</text:p>
      <text:list text:style-name="LFO1" text:continue-numbering="true">
        <text:list-item>
          <text:p text:style-name="P128">Add new set of body fat/ pinch measurements to<text:s/>user</text:p>
        </text:list-item>
      </text:list>
      <text:p text:style-name="P129"/>
      <text:p text:style-name="P130">/user</text:p>
      <text:p text:style-name="P131">PUT</text:p>
      <text:list text:style-name="LFO1" text:continue-numbering="true">
        <text:list-item>
          <text:p text:style-name="P132">Edit user data in database</text:p>
        </text:list-item>
      </text:list>
      <text:p text:style-name="P133"/>
      <text:p text:style-name="P134">/user/{{user_id}}</text:p>
      <text:p text:style-name="P135">GET</text:p>
      <text:list text:style-name="LFO1" text:continue-numbering="true">
        <text:list-item>
          <text:p text:style-name="P136">Get specific user from API</text:p>
        </text:list-item>
      </text:list>
      <text:p text:style-name="P137"><text:span text:style-name="T138">DELETE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lainText" style:display-name="Plain Text" style:family="paragraph" style:parent-style-name="Normal">
      <style:paragraph-properties style:vertical-align="auto"/>
      <style:text-properties style:font-name="Consolas" style:font-name-asian="Calibri" style:font-name-complex="Times New Roman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Times New Roman" style:letter-kerning="false" fo:font-size="10.5pt" style:font-size-asian="10.5pt" style:font-size-complex="10.5pt" style:language-asian="en" style:country-asian="US" style:language-complex="ar" style:country-complex="SA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mes Palmer</dc:creator>
    <meta:creation-date>2017-08-18T19:19:00Z</meta:creation-date>
    <dc:date>2017-08-18T19:21:00Z</dc:date>
    <meta:template xlink:href="Normal" xlink:type="simple"/>
    <meta:editing-cycles>3</meta:editing-cycles>
    <meta:editing-duration>PT60S</meta:editing-duration>
    <meta:document-statistic meta:page-count="3" meta:paragraph-count="5" meta:word-count="425" meta:character-count="2848" meta:row-count="20" meta:non-whitespace-character-count="2428"/>
  </office:meta>
</office:document-meta>
</file>